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padding="0cm" fo:border="none"/>
    </style:style>
    <style:style style:name="P2" style:family="paragraph" style:parent-style-name="Preformatted_20_Text">
      <style:paragraph-properties fo:margin-top="0cm" fo:margin-bottom="0.499cm" style:contextual-spacing="false" fo:padding="0.049cm" fo:border="0.74pt solid #000000"/>
      <style:text-properties loext:padding="0cm" loext:border="none"/>
    </style:style>
    <style:style style:name="P3" style:family="paragraph" style:parent-style-name="Standard">
      <style:paragraph-properties fo:margin-top="0cm" fo:margin-bottom="0.499cm" style:contextual-spacing="false"/>
      <style:text-properties loext:padding="0cm" loext:border="none"/>
    </style:style>
    <style:style style:name="P4" style:family="paragraph" style:parent-style-name="Preformatted_20_Text">
      <style:paragraph-properties fo:padding="0.049cm" fo:border="0.74pt solid #000000"/>
      <style:text-properties loext:padding="0cm" loext:border="none"/>
    </style:style>
    <style:style style:name="P5" style:family="paragraph" style:parent-style-name="Text_20_body">
      <style:text-properties loext:padding="0cm" loext:border="none"/>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weight="bold" loext:padding="0cm" loext:border="none"/>
    </style:style>
    <style:style style:name="T1" style:family="text">
      <style:text-propertie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uenas! ¿Cómo están?<text:line-break/><text:line-break/>A continuación les dejamos las indicaciones que deberán tener en cuenta para realizar el proyecto del módulo de Diseño Web.<text:line-break/><text:line-break/>🔗 La temática es libre, pueden elegir el tema que quieran siempre y cuando cumplan con los requisitos de aprobación.<text:line-break/><text:line-break/>🔗 Tendrán hasta el 28/2 a las 23:59 para la realización del mismo. Fuera de este plazo no se aceptará su entrega.<text:line-break/><text:line-break/>🔗 En caso de ser necesario, habrá una segunda instancia de entrega para realizar las correcciones que el profesor les haga (En caso de que el profesor crea necesaria esta segunda instancia). La idea de esto es que puedan terminar de pulir los detalles que hayan quedado por pulir o mejorar en el trabajo y puedan, al finalizar este plazo, tener un proyecto bien pulido y completo para su portfolio. La misma tendrá un plazo de 15 días desde su habilitación.<text:line-break/><text:line-break/>🔗 Si no tienen que pasar a una segunda instancia, sigan iterando el proyecto de todas formas, ya que es importante seguir mejorando lo ya realizado<text:line-break/><text:line-break/>🔗 No podrán entregar la landing realizada en las entregas del módulo.<text:line-break/><text:line-break/>🔗 Recuerden que no pueden usar el Logo institucional de Nucba. Desarrollen su propia idea, su propio modelo de negocio.<text:line-break/><text:line-break/>🔗 No se aceptarán copias del Nucba NFT. Con esto nos referimos a que no pueden tomar la base del Nucba NFT, cambiar los colores, los textos, imágenes y entregarlo. Hagan algo propio que los represente como desarrolladores.</text:p>
      <text:h text:style-name="P1" text:outline-level="3"><text:span text:style-name="Strong_20_Emphasis"><text:span text:style-name="T1">🔗 Los Requisitos de aprobación son los siguientes:</text:span></text:span></text:h>
      <text:p text:style-name="P5"/>
      <text:p text:style-name="P4">👉 Debe ser realizado en su totalidad con HTML y CSS (Sin JS, ya habrá tiempo para darle funcionalidad a las páginas en el siguiente modulo).</text:p>
      <text:p text:style-name="P4"> Deberá tener un navbar que navegue las diversas secciones de la web (Al hacer click en algún enlace del navbar, que se haga scroll hasta dicha sección).</text:p>
      <text:p text:style-name="P4"> Debe contener una sección de Hero o Portada, que este relacionada con la temática elegida (Pueden tomar la estructura del Hero realizado en el NUCBA NFT como ejemplo).</text:p>
      <text:p text:style-name="P4"> Debe tener una sección "About Us" o de "Beneficios" , que tenga información respecto a la temática que elegimos para la página.</text:p>
      <text:p text:style-name="P4"> Debe contar con una sección de cards con imágenes. Estas cards pueden ser de producto o de información ( En caso de ser de producto, debe tener un título, un precio y un botón de compra)</text:p>
      <text:p text:style-name="P4"> Debe contener una sección de contacto (Puede tener un formulario de contacto y la información de contacto y localización de la página, así como también un iframe con un mapa).</text:p>
      <text:p text:style-name="P4"> Debe contar con un footer.</text:p>
      <text:p text:style-name="P4"> Deberá contar con una página de login y una de registro (externas a la landing pero vinculadas a la misma, y de las cuales se pueda volver a la landing).</text:p>
      <text:p text:style-name="P4"> Debe ser responsive, adaptable a todos los dispositivos y poseer menú hamburguesa(que sea funcional usando el método que vimos en clase) para aquellas resoluciones en las que sea necesario.</text:p>
      <text:p text:style-name="P2"> Deberán entregar el link de Github del proyecto con el Vercel vinculado.</text:p>
      <text:p text:style-name="P6"><text:soft-page-break/><text:span text:style-name="T1">Aprovechen este trabajo para realizar algo que destaque, y disfruten el proceso.<text:line-break/><text:line-break/></text:span><text:span text:style-name="Strong_20_Emphasis"><text:span text:style-name="T1">Happy Coding 🚀 </text:span></text:span></text:p>
      <text:p text:style-name="P7">ENTREGAR DESAFÍO 👇</text:p>
      <text:p text:style-name="P6"><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5:52:51.300967581</meta:creation-date>
    <dc:date>2023-01-11T15:53:27.405221910</dc:date>
    <meta:editing-duration>PT37S</meta:editing-duration>
    <meta:editing-cycles>1</meta:editing-cycles>
    <meta:generator>LibreOffice/7.3.6.2$Linux_X86_64 LibreOffice_project/30$Build-2</meta:generator>
    <meta:document-statistic meta:table-count="0" meta:image-count="0" meta:object-count="0" meta:page-count="2" meta:paragraph-count="15" meta:word-count="522" meta:character-count="2974" meta:non-whitespace-character-count="2455"/>
  </office:meta>
</office:document-meta>
</file>